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0cm"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margin-left="0cm" fo:text-align="end" style:justify-single-word="false"/>
      <style:text-properties style:font-name="Arial1" fo:font-size="12pt" style:font-size-asian="12pt" style:font-size-complex="12pt"/>
    </style:style>
    <style:style style:name="P3" style:family="paragraph" style:parent-style-name="List_20_Paragraph" style:list-style-name="WWNum1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text-align="start" style:justify-single-word="false"/>
    </style:style>
    <style:style style:name="P7" style:family="paragraph" style:parent-style-name="Standard">
      <style:paragraph-properties fo:margin-left="0cm" fo:text-align="start" style:justify-single-word="false"/>
      <style:text-properties officeooo:paragraph-rsid="00289a0b"/>
    </style:style>
    <style:style style:name="P8" style:family="paragraph" style:parent-style-name="Standard">
      <style:paragraph-properties fo:margin-left="0cm" fo:text-align="start" style:justify-single-word="false"/>
      <style:text-properties officeooo:paragraph-rsid="00323ce5"/>
    </style:style>
    <style:style style:name="P9" style:family="paragraph" style:parent-style-name="Standard">
      <style:paragraph-properties fo:margin-left="0cm" fo:text-align="center" style:justify-single-word="false"/>
      <style:text-properties officeooo:paragraph-rsid="00323ce5"/>
    </style:style>
    <style:style style:name="P10" style:family="paragraph" style:parent-style-name="Standard">
      <style:paragraph-properties fo:margin-left="0cm" fo:text-align="start" style:justify-single-word="false"/>
      <style:text-properties officeooo:paragraph-rsid="006cbbd5"/>
    </style:style>
    <style:style style:name="P11" style:family="paragraph" style:parent-style-name="Standard">
      <style:paragraph-properties fo:margin-left="0cm" fo:text-align="start" style:justify-single-word="false"/>
      <style:text-properties officeooo:rsid="0070029c" officeooo:paragraph-rsid="0070029c"/>
    </style:style>
    <style:style style:name="T1" style:family="text">
      <style:text-properties officeooo:rsid="00190a00"/>
    </style:style>
    <style:style style:name="T2" style:family="text">
      <style:text-properties officeooo:rsid="00220bd8"/>
    </style:style>
    <style:style style:name="T3" style:family="text">
      <style:text-properties fo:language="pt" fo:country="BR" style:font-name-asian="Aptos2" style:font-name-complex="Aptos2"/>
    </style:style>
    <style:style style:name="T4" style:family="text">
      <style:text-properties fo:language="pt" fo:country="BR" officeooo:rsid="00190a00" style:font-name-asian="Aptos2" style:font-name-complex="Aptos2"/>
    </style:style>
    <style:style style:name="T5" style:family="text">
      <style:text-properties style:font-name="Arial1" fo:font-size="12pt" style:font-size-asian="12pt" style:font-size-complex="12pt"/>
    </style:style>
    <style:style style:name="T6" style:family="text">
      <style:text-properties style:font-name="Arial1" fo:font-size="12pt" officeooo:rsid="001a842b" style:font-size-asian="12pt" style:font-size-complex="12pt"/>
    </style:style>
    <style:style style:name="T7" style:family="text">
      <style:text-properties style:font-name="Arial1" fo:font-size="12pt" officeooo:rsid="001bb4bd" style:font-size-asian="12pt" style:font-size-complex="12pt"/>
    </style:style>
    <style:style style:name="T8" style:family="text">
      <style:text-properties style:font-name="Arial1"/>
    </style:style>
    <style:style style:name="T9" style:family="text">
      <style:text-properties style:font-name="Arial1" officeooo:rsid="001bb4bd"/>
    </style:style>
    <style:style style:name="T10" style:family="text">
      <style:text-properties style:font-name="Arial1" officeooo:rsid="001da61d"/>
    </style:style>
    <style:style style:name="T11" style:family="text">
      <style:text-properties style:font-name="Arial1" officeooo:rsid="00220bd8"/>
    </style:style>
    <style:style style:name="T12" style:family="text">
      <style:text-properties style:font-name="Arial1" officeooo:rsid="002235bb"/>
    </style:style>
    <style:style style:name="T13" style:family="text">
      <style:text-properties style:font-name="Arial1" officeooo:rsid="0022fb89"/>
    </style:style>
    <style:style style:name="T14" style:family="text">
      <style:text-properties style:font-name="Arial1" officeooo:rsid="0024fb87"/>
    </style:style>
    <style:style style:name="T15" style:family="text">
      <style:text-properties style:font-name="Arial1" officeooo:rsid="0025ab11"/>
    </style:style>
    <style:style style:name="T16" style:family="text">
      <style:text-properties style:font-name="Arial1" officeooo:rsid="002636c1"/>
    </style:style>
    <style:style style:name="T17" style:family="text">
      <style:text-properties style:font-name="Arial1" officeooo:rsid="0027368a"/>
    </style:style>
    <style:style style:name="T18" style:family="text">
      <style:text-properties style:font-name="Arial1" officeooo:rsid="002b6d50"/>
    </style:style>
    <style:style style:name="T19" style:family="text">
      <style:text-properties style:font-name="Arial1" officeooo:rsid="002d6271"/>
    </style:style>
    <style:style style:name="T20" style:family="text">
      <style:text-properties style:font-name="Arial1" officeooo:rsid="002de2ac"/>
    </style:style>
    <style:style style:name="T21" style:family="text">
      <style:text-properties style:font-name="Arial1" officeooo:rsid="002de99b"/>
    </style:style>
    <style:style style:name="T22" style:family="text">
      <style:text-properties style:font-name="Arial1" officeooo:rsid="002fe4f2"/>
    </style:style>
    <style:style style:name="T23" style:family="text">
      <style:text-properties style:font-name="Arial1" officeooo:rsid="003083e3"/>
    </style:style>
    <style:style style:name="T24" style:family="text">
      <style:text-properties style:font-name="Arial1" officeooo:rsid="0031dbd5"/>
    </style:style>
    <style:style style:name="T25" style:family="text">
      <style:text-properties style:font-name="Arial1" fo:font-size="12pt" officeooo:rsid="0031dbd5" style:font-size-asian="12pt" style:font-size-complex="12pt"/>
    </style:style>
    <style:style style:name="T26" style:family="text">
      <style:text-properties style:font-name="Arial1" fo:font-size="12pt" officeooo:rsid="0033b674" style:font-size-asian="12pt" style:font-size-complex="12pt"/>
    </style:style>
    <style:style style:name="T27" style:family="text">
      <style:text-properties style:font-name="Arial1" officeooo:rsid="0033f791"/>
    </style:style>
    <style:style style:name="T28" style:family="text">
      <style:text-properties style:font-name="Arial1" officeooo:rsid="0034bf1c"/>
    </style:style>
    <style:style style:name="T29" style:family="text">
      <style:text-properties style:font-name="Arial1" officeooo:rsid="0036834e"/>
    </style:style>
    <style:style style:name="T30" style:family="text">
      <style:text-properties style:font-name="Arial1" officeooo:rsid="0039e0ed"/>
    </style:style>
    <style:style style:name="T31" style:family="text">
      <style:text-properties style:font-name="Arial1" officeooo:rsid="003ac6a2"/>
    </style:style>
    <style:style style:name="T32" style:family="text">
      <style:text-properties style:font-name="Arial1" officeooo:rsid="003afd2c"/>
    </style:style>
    <style:style style:name="T33" style:family="text">
      <style:text-properties style:font-name="Arial1" officeooo:rsid="003bfcd8"/>
    </style:style>
    <style:style style:name="T34" style:family="text">
      <style:text-properties style:font-name="Arial1" officeooo:rsid="003c896f"/>
    </style:style>
    <style:style style:name="T35" style:family="text">
      <style:text-properties style:font-name="Arial1" officeooo:rsid="003dab38"/>
    </style:style>
    <style:style style:name="T36" style:family="text">
      <style:text-properties style:font-name="Arial1" officeooo:rsid="003e403f"/>
    </style:style>
    <style:style style:name="T37" style:family="text">
      <style:text-properties style:font-name="Arial1" officeooo:rsid="00400f7a"/>
    </style:style>
    <style:style style:name="T38" style:family="text">
      <style:text-properties style:font-name="Arial1" officeooo:rsid="0041ed02"/>
    </style:style>
    <style:style style:name="T39" style:family="text">
      <style:text-properties style:font-name="Arial1" officeooo:rsid="0043bc1d"/>
    </style:style>
    <style:style style:name="T40" style:family="text">
      <style:text-properties style:font-name="Arial1" officeooo:rsid="00447b6f"/>
    </style:style>
    <style:style style:name="T41" style:family="text">
      <style:text-properties style:font-name="Arial1" officeooo:rsid="00461b06"/>
    </style:style>
    <style:style style:name="T42" style:family="text">
      <style:text-properties style:font-name="Arial1" officeooo:rsid="00482efb"/>
    </style:style>
    <style:style style:name="T43" style:family="text">
      <style:text-properties style:font-name="Arial1" officeooo:rsid="00483bea"/>
    </style:style>
    <style:style style:name="T44" style:family="text">
      <style:text-properties style:font-name="Arial1" officeooo:rsid="0049d09f"/>
    </style:style>
    <style:style style:name="T45" style:family="text">
      <style:text-properties style:font-name="Arial1" officeooo:rsid="0049fd80"/>
    </style:style>
    <style:style style:name="T46" style:family="text">
      <style:text-properties style:font-name="Arial1" officeooo:rsid="004afaa1"/>
    </style:style>
    <style:style style:name="T47" style:family="text">
      <style:text-properties style:font-name="Arial1" officeooo:rsid="004be5f6"/>
    </style:style>
    <style:style style:name="T48" style:family="text">
      <style:text-properties style:font-name="Arial1" officeooo:rsid="004d2004"/>
    </style:style>
    <style:style style:name="T49" style:family="text">
      <style:text-properties style:font-name="Arial1" officeooo:rsid="004ffd03"/>
    </style:style>
    <style:style style:name="T50" style:family="text">
      <style:text-properties style:font-name="Arial1" officeooo:rsid="00500b52"/>
    </style:style>
    <style:style style:name="T51" style:family="text">
      <style:text-properties style:font-name="Arial1" officeooo:rsid="0051530c"/>
    </style:style>
    <style:style style:name="T52" style:family="text">
      <style:text-properties style:font-name="Arial1" officeooo:rsid="0052f4c0"/>
    </style:style>
    <style:style style:name="T53" style:family="text">
      <style:text-properties style:font-name="Arial1" officeooo:rsid="0054972f"/>
    </style:style>
    <style:style style:name="T54" style:family="text">
      <style:text-properties style:font-name="Arial1" officeooo:rsid="00562989"/>
    </style:style>
    <style:style style:name="T55" style:family="text">
      <style:text-properties style:font-name="Arial1" officeooo:rsid="0056b241"/>
    </style:style>
    <style:style style:name="T56" style:family="text">
      <style:text-properties style:font-name="Arial1" officeooo:rsid="00582d38"/>
    </style:style>
    <style:style style:name="T57" style:family="text">
      <style:text-properties style:font-name="Arial1" officeooo:rsid="005ab01b"/>
    </style:style>
    <style:style style:name="T58" style:family="text">
      <style:text-properties style:font-name="Arial1" officeooo:rsid="005c3965"/>
    </style:style>
    <style:style style:name="T59" style:family="text">
      <style:text-properties style:font-name="Arial1" officeooo:rsid="005d02be"/>
    </style:style>
    <style:style style:name="T60" style:family="text">
      <style:text-properties style:font-name="Arial1" officeooo:rsid="005e0a5f"/>
    </style:style>
    <style:style style:name="T61" style:family="text">
      <style:text-properties style:font-name="Arial1" officeooo:rsid="005f8cfe"/>
    </style:style>
    <style:style style:name="T62" style:family="text">
      <style:text-properties style:font-name="Arial1" officeooo:rsid="006040b3"/>
    </style:style>
    <style:style style:name="T63" style:family="text">
      <style:text-properties style:font-name="Arial1" officeooo:rsid="0060fe03"/>
    </style:style>
    <style:style style:name="T64" style:family="text">
      <style:text-properties style:font-name="Arial1" officeooo:rsid="0062bfab"/>
    </style:style>
    <style:style style:name="T65" style:family="text">
      <style:text-properties style:font-name="Arial1" officeooo:rsid="0063d0c0"/>
    </style:style>
    <style:style style:name="T66" style:family="text">
      <style:text-properties style:font-name="Arial1" officeooo:rsid="00652600"/>
    </style:style>
    <style:style style:name="T67" style:family="text">
      <style:text-properties style:font-name="Arial1" officeooo:rsid="00660d87"/>
    </style:style>
    <style:style style:name="T68" style:family="text">
      <style:text-properties style:font-name="Arial1" officeooo:rsid="00665989"/>
    </style:style>
    <style:style style:name="T69" style:family="text">
      <style:text-properties style:font-name="Arial1" officeooo:rsid="0067d2d6"/>
    </style:style>
    <style:style style:name="T70" style:family="text">
      <style:text-properties style:font-name="Arial1" officeooo:rsid="0069708f"/>
    </style:style>
    <style:style style:name="T71" style:family="text">
      <style:text-properties style:font-name="Arial1" officeooo:rsid="006c9ed5"/>
    </style:style>
    <style:style style:name="T72" style:family="text">
      <style:text-properties style:font-name="Arial1" officeooo:rsid="006cbbd5"/>
    </style:style>
    <style:style style:name="T73" style:family="text">
      <style:text-properties style:font-name="Arial1" officeooo:rsid="006d54b4"/>
    </style:style>
    <style:style style:name="T74" style:family="text">
      <style:text-properties style:font-name="Arial1" officeooo:rsid="00701977"/>
    </style:style>
    <style:style style:name="T75" style:family="text">
      <style:text-properties style:font-name="Arial1" officeooo:rsid="0070fb82"/>
    </style:style>
    <style:style style:name="T76" style:family="text">
      <style:text-properties style:font-name="Arial1" officeooo:rsid="007207f9"/>
    </style:style>
    <style:style style:name="T77" style:family="text">
      <style:text-properties style:font-name="Arial1" officeooo:rsid="0072db9b"/>
    </style:style>
    <style:style style:name="T78" style:family="text">
      <style:text-properties style:font-name="Arial1" officeooo:rsid="007426cc"/>
    </style:style>
    <style:style style:name="T79" style:family="text">
      <style:text-properties style:font-name="Arial1" officeooo:rsid="0075987f"/>
    </style:style>
    <style:style style:name="T80" style:family="text">
      <style:text-properties style:font-name="Arial1" officeooo:rsid="00765849"/>
    </style:style>
    <style:style style:name="T81" style:family="text">
      <style:text-properties style:font-name="Arial1" officeooo:rsid="0076f15c"/>
    </style:style>
    <style:style style:name="T82" style:family="text">
      <style:text-properties style:font-name="Arial1" officeooo:rsid="0079532c"/>
    </style:style>
    <style:style style:name="T83" style:family="text">
      <style:text-properties style:font-name="Arial1" officeooo:rsid="0079bcf9"/>
    </style:style>
    <style:style style:name="T84" style:family="text">
      <style:text-properties style:font-name="Arial1" officeooo:rsid="007be0da"/>
    </style:style>
    <style:style style:name="T85" style:family="text">
      <style:text-properties style:font-name="Arial1" officeooo:rsid="007d1dec"/>
    </style:style>
    <style:style style:name="T86" style:family="text">
      <style:text-properties style:font-name="Arial1" officeooo:rsid="007d47fa"/>
    </style:style>
    <style:style style:name="T87" style:family="text">
      <style:text-properties style:font-name="Arial1" officeooo:rsid="007d63ca"/>
    </style:style>
    <style:style style:name="T88" style:family="text">
      <style:text-properties style:font-name="Arial1" officeooo:rsid="007d8c0e"/>
    </style:style>
    <style:style style:name="T89" style:family="text">
      <style:text-properties style:font-name="Arial1" officeooo:rsid="007f63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título não sei</text:p>
      <text:p text:style-name="P1"/>
      <text:p text:style-name="P2">Sumário:</text:p>
      <text:p text:style-name="P2"/>
      <text:list text:style-name="WWNum1">
        <text:list-item>
          <text:p text:style-name="P3">Os anos 90 no Brasil</text:p>
        </text:list-item>
        <text:list-item>
          <text:p text:style-name="P3">A música nos anos 90</text:p>
        </text:list-item>
        <text:list-item>
          <text:p text:style-name="P3">Recife nos anos 90</text:p>
        </text:list-item>
        <text:list-item>
          <text:p text:style-name="P3">Nação Zumbi</text:p>
        </text:list-item>
        <text:list-item>
          <text:p text:style-name="P3">Chico Science</text:p>
        </text:list-item>
        <text:list-item>
          <text:p text:style-name="P3">A mudança dos anos 90</text:p>
        </text:list-item>
        <text:list-item>
          <text:p text:style-name="P3">Conclusão</text:p>
        </text:list-item>
      </text:list>
      <text:p text:style-name="P4"/>
      <text:p text:style-name="P5">Projeto de pesquisa</text:p>
      <text:p text:style-name="P4">Tema:</text:p>
      <text:p text:style-name="P4"><text:s/>Nosso tema escolhido por nós foi “a música através do tempo”, mas o subtema que eram as décadas foi escolhida pelo professor que escolheu e a década escolhida para nós foram os anos 90</text:p>
      <text:p text:style-name="P4"/>
      <text:p text:style-name="P4">Problemas/pergunta:</text:p>
      <text:p text:style-name="P4"><text:s/>A pergunta pensada por nós foi “como Chico Science &amp; a nação zumbi mudaram a música nos anos 90”, nós escolhemos essa pergunta pois Chico Science &amp; nação lutaram para melhorar Recife e influenciaram outras bandas.</text:p>
      <text:p text:style-name="P4"/>
      <text:p text:style-name="P4">Justificativa:</text:p>
      <text:p text:style-name="P4"><text:s/>Nós achamos essa pergunta importante pois ele fala do estilo musical protestante que falará de algum problema no momento. E ela fez a música brasileira evoluir fazendo esses estilos de música aumentarem e terem mais protestos e como consequência a melhora de algumas coisas do Brasil. </text:p>
      <text:p text:style-name="P4"/>
      <text:p text:style-name="P4">Objetivo:</text:p>
      <text:p text:style-name="P4"><text:s/>Ela poderia ser usada para as pessoas saberem como foi as estratégias dos cantores para eles protestarem de forma inteligente e mostrar como a música evoluiu </text:p>
      <text:p text:style-name="P4">Objetivos específicos:</text:p>
      <text:p text:style-name="P4"><text:soft-page-break/><text:s/>Nosso objetivo ao fazer esse projeto é saber sobre os movimentos do passado e como eles protestaram por seus direitos e nosso grupo acha muito interessante esse assunto.</text:p>
      <text:p text:style-name="P4"/>
      <text:p text:style-name="P4">Metodologia:</text:p>
      <text:p text:style-name="P4"><text:s/>No projeto a abordagem escolhida for a qualitativa pois vamos pegar nossos dados por citações de outras pessoas que estiveram no momento ou o presenciaram e na coleta de dados usamos a pesquisa bibliográfica pois vai ser um pouco difícil achar do alguém movimento e que aceite falar com a gente</text:p>
      <text:p text:style-name="P4"/>
      <text:p text:style-name="P4"/>
      <text:p text:style-name="P5">Os anos 90 no Brasil</text:p>
      <text:p text:style-name="P4"><text:s/>Anos 90, nesses <text:span text:style-name="T1">a</text:span>nos muitas coisas aconteceram na política, esporte, tecnologia, economia, <text:span text:style-name="T2">televisão</text:span>, música etc. E todas essas coisas marcaram a época, por exemplo, na política no dia 15 de março de 1990 teve a posse de Fernando Collor de Melo e dois anos depois seu <text:span text:style-name="T3">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4"><text:span text:style-name="T3"><text:s/>N</text:span><text:span text:style-name="T4">a</text:span><text:span text:style-name="T3"> economia podemos voltar a falar do Collor que tentou controlar a inflação do Brasil com seu falho plano, o plano Collor, mas depois do plano Collor e seu impeachment em 92, em 1994 com liderança </text:span><text:span text:style-name="T4">de Fernando Henrique Cardoso, ministro da fazenda na época, o plano introduziu a nova moeda, o real(R$), que conseguiu estabilizar a economia e controlar a inflação.</text:span></text:p>
      <text:p text:style-name="P6"><text:span text:style-name="T5"><text:s/></text:span><text:span text:style-name="T6">No esporte teve, em 1994, o Brasil conquistando o tetracampeonato mundial após vencer da Itália, </text:span><text:span text:style-name="T7">a ascensão de craques brasileiros o Romário e Ronaldo fenômeno, em 1998 teve a derrota do Brasil contra a França, perdendo de 3x0 sendo a pior derrota que o Brasil já teve e teve a polêmica com Ronaldo que teve uma convulsão em seu quarto de hotel, mas, mesmo assim, jogou, mesmo sem as condições. No automobilismo, </text:span><text:span text:style-name="T8">Ayrton Senna, </text:span><text:span text:style-name="T9">um dos maiores pilotos de fórmula 1 do mundo, teve seu terceiro título mundial, infelizmente, Ayrton acabou morrendo de forma trágica em Ímola, Itália. Ele acabou colidindo com o muro de concreto e tendo seu peito perfurado por uma mola de seu carro. </text:span><text:span text:style-name="T10">E no basquete o jogador Oscar Schmidt </text:span><text:soft-page-break/><text:span text:style-name="T10">considerado um dos melhores jogadores de basquete do Brasil representou o Brasil nas olimpíadas de 1992 e 1996.</text:span></text:p>
      <text:p text:style-name="P7"><text:span text:style-name="T10"><text:s/></text:span><text:span text:style-name="T11">A televisão teve sua era de ouro nos anos 90, com novelas icônicas </text:span><text:span text:style-name="T12">como pantanal</text:span><text:span text:style-name="T13">(1990)</text:span><text:span text:style-name="T12"> que foi um sucesso</text:span><text:span text:style-name="T11"> </text:span><text:span text:style-name="T12">na T</text:span><text:span text:style-name="T13">V </text:span><text:span text:style-name="T12">manchete, </text:span><text:span text:style-name="T13">teve O rei do gado</text:span><text:span text:style-name="T14">(1996) </text:span><text:span text:style-name="T15">que foi um sucesso na rede Globo. Mas também teve os programas de humor e auditório que as vezes tinham conteúdo questionável, </text:span><text:span text:style-name="T16">no humor tinha a série “Saí de baixo” </text:span><text:span text:style-name="T17">e “Casseta &amp; Planeta, Urgente!”, </text:span><text:span text:style-name="T18">e tinha os de auditório como o domingão do Faustão </text:span><text:span text:style-name="T19">que hoje em dia o programa pertence ao Marcos Mion</text:span><text:span text:style-name="T20"> e o programa do Gugu </text:span><text:span text:style-name="T21">que não existe </text:span><text:span text:style-name="T22">mais pois a equipe do programa de despediu em 2017.</text:span></text:p>
      <text:p text:style-name="P8"><text:span text:style-name="T22"><text:s/></text:span><text:span text:style-name="T23">Agora a parte mais importante para </text:span><text:span text:style-name="T24">esse texto a música! Que merece um capítulo próprio.</text:span></text:p>
      <text:p text:style-name="P8"><text:span text:style-name="T24"/></text:p>
      <text:p text:style-name="P9"><text:span text:style-name="T25">A música nos anos 90</text:span></text:p>
      <text:p text:style-name="P9"><text:span text:style-name="T25"/></text:p>
      <text:p text:style-name="P8"><text:span text:style-name="T25"><text:s/></text:span><text:span text:style-name="T26">A música é um tipo de arte que muitas pessoas lembram</text:span><text:span text:style-name="T24"> </text:span><text:span text:style-name="T27">com sentimentos bons ou ruins, a música pode transmitir várias coisas </text:span><text:span text:style-name="T28">como protesto</text:span><text:span text:style-name="T29">s</text:span><text:span text:style-name="T28">, momentos bons, </text:span><text:span text:style-name="T29">reflexão sobre certos assuntos, </text:span><text:span text:style-name="T30">tristeza</text:span><text:span text:style-name="T29"> </text:span><text:span text:style-name="T31">ou só letras aleatórias que transmitem nada </text:span><text:span text:style-name="T32">mas ainda divertem</text:span><text:span text:style-name="T31">.</text:span></text:p>
      <text:p text:style-name="P8"><text:span text:style-name="T31"><text:s/></text:span><text:span text:style-name="T33">Na música </text:span><text:span text:style-name="T34">existem vários gêneros </text:span><text:span text:style-name="T35">como rock, samba, axé, pagode </text:span><text:span text:style-name="T36">e etc. </text:span><text:span text:style-name="T37">E ainda </text:span><text:span text:style-name="T38">tem ramos dentro desses gêneros </text:span><text:span text:style-name="T39">que mudam </text:span><text:span text:style-name="T40">alguns aspectos. </text:span><text:span text:style-name="T41">Nos anos 90 a música acabou evoluindo </text:span><text:span text:style-name="T42">e marcando gerações como a banda é o tchan! que fez m</text:span><text:span text:style-name="T43">ú</text:span><text:span text:style-name="T42">sicas famosas como “é o tchan” </text:span><text:span text:style-name="T43">(que ficou tão famosa que os integrantes colocaram o nome da banda como a da música), e “na boquinha da garrafa” </text:span><text:span text:style-name="T44">que por mais contendo letras com duplo sentido, crianças ouviam. </text:span><text:span text:style-name="T45">E o sertanejo </text:span><text:span text:style-name="T46">também explodiu nos anos 90, mais especificamente </text:span><text:span text:style-name="T47">o sertanejo romântico, ele ficou famoso por causa das novelas </text:span><text:span text:style-name="T48">e a novidade dos rádios </text:span><text:span text:style-name="T49">que ajudaram a trazer a música ao ouvido dos brasileiros</text:span><text:span text:style-name="T47">. </text:span><text:span text:style-name="T50">Teve o rock nacional que trouxe letras mais pesadas que </text:span><text:span text:style-name="T51">criticavam a politica, temas sociais </text:span><text:span text:style-name="T52">e temas existenciais mexendo com a juventude da época como a Legião Urbana </text:span><text:span text:style-name="T53">que já criticavam o descaso do Brasil com a </text:span><text:span text:style-name="T54">sua nação reclamando do péssimo retorno que o governo tinha com os brasileiros fazendo muito deles não terem esgoto</text:span><text:span text:style-name="T53">, eles falam isso em sua música “</text:span><text:span text:style-name="T54">perfeição</text:span><text:span text:style-name="T53">”. </text:span><text:span text:style-name="T55">Ele j</text:span><text:span text:style-name="T56">á criticaram várias coisas daria para fazer um capítulo inteiro sobre a história da banda, mas não é esse o assunto do texto.</text:span></text:p>
      <text:p text:style-name="P8"><text:span text:style-name="T56"><text:s/></text:span><text:span text:style-name="T57">Mas não foi só o rock que criticou algo no Brasil, existiu os Racionais MC’s que criticavam </text:span><text:span text:style-name="T58">a desigualdade social como em sua música “</text:span><text:span text:style-name="T59">C</text:span><text:span text:style-name="T58">apítulo 4, </text:span><text:span text:style-name="T59">V</text:span><text:span text:style-name="T58">ersículo 3” </text:span><text:span text:style-name="T59">falam da desigualdade social, o mundo da violência, </text:span><text:span text:style-name="T60">dependências as drogas e outras coisas que eles presenciaram, eles fizeram tanto sucesso que foram </text:span><text:span text:style-name="T61">a primeira banda de rap brasileira ao fazerem um show ao vivo em rede nacional, </text:span><text:span text:style-name="T62">isso </text:span><text:soft-page-break/><text:span text:style-name="T62">foi ótimo pois trouxe a voz da periferia ao resto do país </text:span><text:span text:style-name="T63">e até hoje luta contra a opressão.</text:span></text:p>
      <text:p text:style-name="P10"><text:span text:style-name="T63"><text:s/></text:span><text:span text:style-name="T64">Muitos </text:span><text:span text:style-name="T65">dessas bandas ficaram famosas por causa da MTV</text:span><text:span text:style-name="T66">(Music televison), que teve um grande papel na fama de bandas, a MTV tinha objetivo de transmitir </text:span><text:span text:style-name="T67">videoclipes clipes de bandas que ampliou </text:span><text:span text:style-name="T68">o alcance de bandas, eles não tinham exceção ajudavam bandas independentes e alternativas. </text:span><text:span text:style-name="T69">Ela também </text:span><text:span text:style-name="T70">grande papel em disseminar ideias e movimentos culturais </text:span><text:span text:style-name="T71">conectando os jovens com esses assuntos mais sérios.</text:span></text:p>
      <text:p text:style-name="P10"><text:span text:style-name="T72">Infelizmente a emissora acabou falindo por causa mudanças no formato, no modelo de negócios </text:span><text:span text:style-name="T73">e nos nichos pois quando tentaram mudar o formato muitos espectadores se sentiram esquecidos e deslocados e acabaram saindo da MTV.</text:span></text:p>
      <text:p text:style-name="P11"><text:span text:style-name="T73"><text:s/>A </text:span><text:span text:style-name="T8">MTV não foi a única emissora de música do Brasil </text:span><text:span text:style-name="T74">que mostrava m</text:span><text:span text:style-name="T75">ú</text:span><text:span text:style-name="T74">sicas </text:span><text:span text:style-name="T76">como o domingão do Faustão </text:span><text:span text:style-name="T77">que apresentava cantores </text:span><text:span text:style-name="T78">de sertanejo, pagode, axé </text:span><text:span text:style-name="T79">e outros estilos de músicas mas não eram tão famosos quantos os citados antes. </text:span><text:span text:style-name="T80">Também teve </text:span><text:span text:style-name="T81">Sábado Sertanejo que feito no SBT </text:span><text:span text:style-name="T82">esse programa também ajudou </text:span><text:span text:style-name="T83">a fazer o sertanejo romântico famoso. </text:span><text:span text:style-name="T84">Na parte </text:span><text:span text:style-name="T85">das crianças </text:span><text:span text:style-name="T86">tinha a Xuxa com o programa xuxa park </text:span><text:span text:style-name="T87">que tinha o objetivo </text:span><text:span text:style-name="T88">de trazer a músicas para as crianças </text:span><text:span text:style-name="T89">o programa acabou em 2001, mas após o estúdio pegar fogo e Xuxa meneghel se sentir culpada por causa de colocar as crianças naquela situação ela deu um tempo do trabalho com crianças.</text:span></text:p>
      <text:p text:style-name="P11"><text:span text:style-name="T83"/></text:p>
      <text:p text:style-name="P10"><text:span text:style-name="T7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pan text:style-name="T83"/></text:p>
      <text:p text:style-name="P11"><text:soft-page-break/><text:span text:style-name="T83"/></text:p>
      <text:p text:style-name="P11"><text:span text:style-name="T83"/></text:p>
      <text:p text:style-name="P11"><text:span text:style-name="T8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10"><text:span text:style-name="T73"/></text:p>
      <text:p text:style-name="P6"><text:span text:style-name="T10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44:41.504006700</meta:creation-date>
    <dc:date>2024-09-04T21:00:21.540000000</dc:date>
    <meta:initial-creator>nicolas nicodemos</meta:initial-creator>
    <meta:generator>LibreOffice/24.8.0.3$Windows_X86_64 LibreOffice_project/0bdf1299c94fe897b119f97f3c613e9dca6be583</meta:generator>
    <meta:editing-duration>PT7H15M7S</meta:editing-duration>
    <meta:editing-cycles>100</meta:editing-cycles>
    <meta:document-statistic meta:table-count="0" meta:image-count="0" meta:object-count="0" meta:page-count="5" meta:paragraph-count="36" meta:word-count="1295" meta:character-count="7524" meta:non-whitespace-character-count="6252"/>
    <meta:user-defined meta:name="AppVersion">16.0000</meta:user-defined>
    <meta:template xlink:type="simple" xlink:actuate="onRequest" xlink:title="Normal.dotm" xlink:href=""/>
  </office:meta>
</office:document-meta>
</file>